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6" style:family="table-cell">
      <style:table-cell-properties fo:padding="0.097cm" fo:border-left="0.05pt solid #2b3789" fo:border-right="none" fo:border-top="none" fo:border-bottom="0.05pt solid #2b3789"/>
    </style:style>
    <style:style style:name="Table3.C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padding="0.097cm" fo:border-left="0.05pt solid #2b3789" fo:border-right="none" fo:border-top="none" fo:border-bottom="0.05pt solid #2b3789"/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none" fo:border-top="none" fo:border-bottom="0.05pt solid #2b3789"/>
    </style:style>
    <style:style style:name="Table3.C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89cm"/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549cm" fo:margin-left="0cm" table:align="left" fo:background-color="#f5f6fa">
        <style:background-image/>
      </style:table-properties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3.85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4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3" style:family="table-cell">
      <style:table-cell-properties fo:padding="0.097cm" fo:border-left="0.05pt solid #2b3789" fo:border-right="none" fo:border-top="none" fo:border-bottom="0.05pt solid #2b3789"/>
    </style:style>
    <style:style style:name="Table4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4" style:family="table-cell">
      <style:table-cell-properties fo:padding="0.097cm" fo:border-left="0.05pt solid #2b3789" fo:border-right="none" fo:border-top="none" fo:border-bottom="0.05pt solid #2b3789"/>
    </style:style>
    <style:style style:name="Table4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5" style:family="table-cell">
      <style:table-cell-properties fo:padding="0.097cm" fo:border-left="0.05pt solid #2b3789" fo:border-right="none" fo:border-top="none" fo:border-bottom="0.05pt solid #2b3789"/>
    </style:style>
    <style:style style:name="Table4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6" style:family="table-cell">
      <style:table-cell-properties fo:padding="0.097cm" fo:border-left="0.05pt solid #2b3789" fo:border-right="none" fo:border-top="none" fo:border-bottom="0.05pt solid #2b3789"/>
    </style:style>
    <style:style style:name="Table4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7" style:family="table-cell">
      <style:table-cell-properties fo:padding="0.097cm" fo:border-left="0.05pt solid #2b3789" fo:border-right="none" fo:border-top="none" fo:border-bottom="0.05pt solid #2b3789"/>
    </style:style>
    <style:style style:name="Table4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8" style:family="table-cell">
      <style:table-cell-properties fo:padding="0.097cm" fo:border-left="0.05pt solid #2b3789" fo:border-right="none" fo:border-top="none" fo:border-bottom="0.05pt solid #2b3789"/>
    </style:style>
    <style:style style:name="Table4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9" style:family="table-cell">
      <style:table-cell-properties fo:padding="0.097cm" fo:border-left="0.05pt solid #2b3789" fo:border-right="none" fo:border-top="none" fo:border-bottom="0.05pt solid #2b3789"/>
    </style:style>
    <style:style style:name="Table4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10" style:family="table-cell">
      <style:table-cell-properties fo:padding="0.097cm" fo:border-left="0.05pt solid #2b3789" fo:border-right="none" fo:border-top="none" fo:border-bottom="0.05pt solid #2b3789"/>
    </style:style>
    <style:style style:name="Table4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6" style:family="table-cell">
      <style:table-cell-properties fo:padding="0.097cm" fo:border-left="0.05pt solid #2b3789" fo:border-right="none" fo:border-top="none" fo:border-bottom="0.05pt solid #2b3789"/>
    </style:style>
    <style:style style:name="Table3.C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padding="0.097cm" fo:border-left="0.05pt solid #2b3789" fo:border-right="none" fo:border-top="none" fo:border-bottom="0.05pt solid #2b3789"/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none" fo:border-top="none" fo:border-bottom="0.05pt solid #2b3789"/>
    </style:style>
    <style:style style:name="Table3.C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89cm"/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549cm" fo:margin-left="0cm" table:align="left" fo:background-color="#f5f6fa">
        <style:background-image/>
      </style:table-properties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3.85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4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3" style:family="table-cell">
      <style:table-cell-properties fo:padding="0.097cm" fo:border-left="0.05pt solid #2b3789" fo:border-right="none" fo:border-top="none" fo:border-bottom="0.05pt solid #2b3789"/>
    </style:style>
    <style:style style:name="Table4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4" style:family="table-cell">
      <style:table-cell-properties fo:padding="0.097cm" fo:border-left="0.05pt solid #2b3789" fo:border-right="none" fo:border-top="none" fo:border-bottom="0.05pt solid #2b3789"/>
    </style:style>
    <style:style style:name="Table4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5" style:family="table-cell">
      <style:table-cell-properties fo:padding="0.097cm" fo:border-left="0.05pt solid #2b3789" fo:border-right="none" fo:border-top="none" fo:border-bottom="0.05pt solid #2b3789"/>
    </style:style>
    <style:style style:name="Table4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6" style:family="table-cell">
      <style:table-cell-properties fo:padding="0.097cm" fo:border-left="0.05pt solid #2b3789" fo:border-right="none" fo:border-top="none" fo:border-bottom="0.05pt solid #2b3789"/>
    </style:style>
    <style:style style:name="Table4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7" style:family="table-cell">
      <style:table-cell-properties fo:padding="0.097cm" fo:border-left="0.05pt solid #2b3789" fo:border-right="none" fo:border-top="none" fo:border-bottom="0.05pt solid #2b3789"/>
    </style:style>
    <style:style style:name="Table4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8" style:family="table-cell">
      <style:table-cell-properties fo:padding="0.097cm" fo:border-left="0.05pt solid #2b3789" fo:border-right="none" fo:border-top="none" fo:border-bottom="0.05pt solid #2b3789"/>
    </style:style>
    <style:style style:name="Table4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9" style:family="table-cell">
      <style:table-cell-properties fo:padding="0.097cm" fo:border-left="0.05pt solid #2b3789" fo:border-right="none" fo:border-top="none" fo:border-bottom="0.05pt solid #2b3789"/>
    </style:style>
    <style:style style:name="Table4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10" style:family="table-cell">
      <style:table-cell-properties fo:padding="0.097cm" fo:border-left="0.05pt solid #2b3789" fo:border-right="none" fo:border-top="none" fo:border-bottom="0.05pt solid #2b3789"/>
    </style:style>
    <style:style style:name="Table4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 style:master-page-name="">
      <style:table-properties style:width="20.2cm" style:page-number="auto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B1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002cm"/>
    </style:style>
    <style:style style:name="Table6.B" style:family="table-column">
      <style:table-column-properties style:column-width="7.89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002cm"/>
    </style:style>
    <style:style style:name="Table6.B" style:family="table-column">
      <style:table-column-properties style:column-width="7.89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5" style:family="table" style:master-page-name="">
      <style:table-properties style:width="20.2cm" style:page-number="auto" fo:break-before="auto" fo:break-after="auto" table:align="margins" fo:background-color="#dbe9d6">
        <style:background-image/>
      </style:table-properties>
    </style:style>
    <style:style style:name="Table5.A" style:family="table-column">
      <style:table-column-properties style:column-width="13.494cm" style:rel-column-width="43777*"/>
    </style:style>
    <style:style style:name="Table5.B" style:family="table-column">
      <style:table-column-properties style:column-width="6.706cm" style:rel-column-width="21758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be9d6" fo:padding="0.097cm" fo:border="none">
        <style:background-image/>
      </style:table-cell-properties>
    </style:style>
    <style:style style:name="Table5.B1" style:family="table-cell">
      <style:table-cell-properties fo:background-color="#e7d1c6" fo:padding="0.097cm" fo:border="none">
        <style:background-image/>
      </style:table-cell-properties>
    </style:style>
    <style:style style:name="Table8" style:family="table">
      <style:table-properties style:width="13.298cm" table:align="margins" fo:background-color="#f4f9f3">
        <style:background-image/>
      </style:table-properties>
    </style:style>
    <style:style style:name="Table8.A" style:family="table-column">
      <style:table-column-properties style:column-width="5.214cm" style:rel-column-width="25694*"/>
    </style:style>
    <style:style style:name="Table8.B" style:family="table-column">
      <style:table-column-properties style:column-width="8.084cm" style:rel-column-width="39841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1cm" table:align="left" fo:background-color="#f5ece7">
        <style:background-image/>
      </style:table-properties>
    </style:style>
    <style:style style:name="Table10.A" style:family="table-column">
      <style:table-column-properties style:column-width="6.541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0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13.298cm" table:align="margins" fo:background-color="#f4f9f3">
        <style:background-image/>
      </style:table-properties>
    </style:style>
    <style:style style:name="Table8.A" style:family="table-column">
      <style:table-column-properties style:column-width="5.214cm" style:rel-column-width="25694*"/>
    </style:style>
    <style:style style:name="Table8.B" style:family="table-column">
      <style:table-column-properties style:column-width="8.084cm" style:rel-column-width="39841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1cm" table:align="left" fo:background-color="#f5ece7">
        <style:background-image/>
      </style:table-properties>
    </style:style>
    <style:style style:name="Table10.A" style:family="table-column">
      <style:table-column-properties style:column-width="6.541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0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17323" officeooo:paragraph-rsid="00417323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size-complex="9pt"/>
    </style:style>
    <style:style style:name="P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size-complex="9pt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ee4fa" style:font-size-asian="9pt" style:font-size-complex="9pt"/>
    </style:style>
    <style:style style:name="P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311dc7" style:font-size-asian="9pt" style:font-size-complex="9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284da2" style:font-size-asian="9pt" style:font-size-complex="9pt"/>
    </style:style>
    <style:style style:name="P11" style:family="paragraph" style:parent-style-name="Standard">
      <style:paragraph-properties fo:margin-top="0.035cm" fo:margin-bottom="0.035cm" style:contextual-spacing="false"/>
      <style:text-properties style:font-name="Calibri3" fo:font-size="9pt" officeooo:rsid="003c7ead" officeooo:paragraph-rsid="003c7ead" style:font-size-asian="9pt" style:font-name-complex="Courier New1" style:font-size-complex="9pt"/>
    </style:style>
    <style:style style:name="P12" style:family="paragraph" style:parent-style-name="Standard">
      <style:paragraph-properties fo:margin-top="0.035cm" fo:margin-bottom="0.035cm" style:contextual-spacing="false"/>
      <style:text-properties style:font-name="Calibri3" fo:font-size="9pt" officeooo:rsid="003e6f1c" officeooo:paragraph-rsid="003e6f1c" style:font-size-asian="9pt" style:font-name-complex="Courier New1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3" fo:font-size="9pt" officeooo:rsid="00417323" officeooo:paragraph-rsid="00417323" style:font-size-asian="9pt" style:font-name-complex="Courier New1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3" fo:font-size="9pt" officeooo:rsid="0042c600" officeooo:paragraph-rsid="0042c600" style:font-size-asian="9pt" style:font-name-complex="Courier New1" style:font-size-complex="9pt"/>
    </style:style>
    <style:style style:name="P15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23ca8c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357f45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3" fo:font-size="9pt" fo:font-style="normal" officeooo:rsid="0033bc01" officeooo:paragraph-rsid="0039b3d9" style:font-size-asian="9pt" style:font-style-asian="normal" style:font-name-complex="Courier New1" style:font-size-complex="9pt" style:font-style-complex="normal"/>
    </style:style>
    <style:style style:name="P18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name-complex="Courier New1" style:font-size-complex="9pt" style:font-style-complex="italic"/>
    </style:style>
    <style:style style:name="P20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21" style:family="paragraph" style:parent-style-name="Table_20_Contents">
      <style:text-properties style:font-name="Bahnschrift Light" fo:font-size="8pt" officeooo:paragraph-rsid="00311dc7" style:font-size-asian="8pt" style:font-size-complex="8pt"/>
    </style:style>
    <style:style style:name="P22" style:family="paragraph" style:parent-style-name="Table_20_Contents">
      <style:text-properties style:font-name="Bahnschrift Light" fo:font-size="8pt" officeooo:paragraph-rsid="0031daba" style:font-size-asian="8pt" style:font-size-complex="8pt"/>
    </style:style>
    <style:style style:name="P23" style:family="paragraph" style:parent-style-name="Preformatted_20_Text">
      <style:text-properties officeooo:paragraph-rsid="0048eee1"/>
    </style:style>
    <style:style style:name="P24" style:family="paragraph" style:parent-style-name="Standard">
      <style:text-properties officeooo:paragraph-rsid="0048eee1"/>
    </style:style>
    <style:style style:name="P25" style:family="paragraph" style:parent-style-name="Standard">
      <style:text-properties officeooo:paragraph-rsid="00311dc7"/>
    </style:style>
    <style:style style:name="P26" style:family="paragraph" style:parent-style-name="Table_20_Contents">
      <style:text-properties officeooo:paragraph-rsid="00311dc7"/>
    </style:style>
    <style:style style:name="P27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50115" officeooo:paragraph-rsid="003bc8b9" style:font-size-asian="9pt" style:font-style-asian="italic" style:font-name-complex="Courier New1" style:font-size-complex="9pt" style:font-style-complex="italic"/>
    </style:style>
    <style:style style:name="P28" style:family="paragraph" style:parent-style-name="Table_20_Contents">
      <style:text-properties style:font-name="Calibri1" fo:font-size="9pt" officeooo:rsid="003c7ead" officeooo:paragraph-rsid="003c7ead" style:font-size-asian="9pt" style:font-size-complex="9pt"/>
    </style:style>
    <style:style style:name="P29" style:family="paragraph" style:parent-style-name="Table_20_Contents">
      <style:text-properties style:font-name="Calibri1" fo:font-size="9pt" officeooo:rsid="003e6f1c" officeooo:paragraph-rsid="003e6f1c" style:font-size-asian="9pt" style:font-size-complex="9pt"/>
    </style:style>
    <style:style style:name="P30" style:family="paragraph" style:parent-style-name="Table_20_Contents">
      <style:text-properties style:font-name="Calibri1" fo:font-size="9pt" officeooo:rsid="0042c600" officeooo:paragraph-rsid="004b8f48" style:font-size-asian="9pt" style:font-size-complex="9pt"/>
    </style:style>
    <style:style style:name="P31" style:family="paragraph" style:parent-style-name="Standard">
      <style:paragraph-properties fo:margin-top="0.035cm" fo:margin-bottom="0.071cm" style:contextual-spacing="false"/>
      <style:text-properties officeooo:paragraph-rsid="00357f45"/>
    </style:style>
    <style:style style:name="P32" style:family="paragraph" style:parent-style-name="Standard">
      <style:text-properties officeooo:paragraph-rsid="00474d45"/>
    </style:style>
    <style:style style:name="P33" style:family="paragraph" style:parent-style-name="Standard">
      <style:text-properties officeooo:paragraph-rsid="004a09d4"/>
    </style:style>
    <style:style style:name="P3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rsid="00189b5e" officeooo:paragraph-rsid="002a0ac9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3a6be9" officeooo:paragraph-rsid="003a6be9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style="normal" officeooo:paragraph-rsid="00474d45" style:font-size-asian="9pt" style:font-style-asian="normal" style:font-size-complex="9pt" style:font-style-complex="normal"/>
    </style:style>
    <style:style style:name="P46" style:family="paragraph" style:parent-style-name="Table_20_Contents">
      <style:text-properties fo:font-size="9pt" fo:font-style="normal" fo:font-weight="bold" officeooo:paragraph-rsid="00474d45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Table_20_Contents">
      <style:text-properties fo:font-size="9pt" fo:font-style="normal" fo:font-weight="normal" officeooo:paragraph-rsid="00474d4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Table_20_Contents">
      <style:text-properties fo:font-weight="bold" officeooo:rsid="0020bdac" officeooo:paragraph-rsid="003e6f1c" style:font-weight-asian="bold" style:font-weight-complex="bold"/>
    </style:style>
    <style:style style:name="P49" style:family="paragraph" style:parent-style-name="Table_20_Contents">
      <style:text-properties fo:font-weight="bold" officeooo:paragraph-rsid="004e7481" style:font-weight-asian="bold" style:font-weight-complex="bold"/>
    </style:style>
    <style:style style:name="P50" style:family="paragraph" style:parent-style-name="Table_20_Contents">
      <style:text-properties officeooo:rsid="0020e979" officeooo:paragraph-rsid="00311dc7"/>
    </style:style>
    <style:style style:name="P51" style:family="paragraph" style:parent-style-name="Table_20_Contents">
      <style:text-properties officeooo:rsid="0023ca8c" officeooo:paragraph-rsid="00311dc7"/>
    </style:style>
    <style:style style:name="P52" style:family="paragraph" style:parent-style-name="Table_20_Contents">
      <style:text-properties officeooo:rsid="0037f642" officeooo:paragraph-rsid="0037f642" style:font-size-asian="9pt" style:font-size-complex="9pt"/>
    </style:style>
    <style:style style:name="P53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54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55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56" style:family="paragraph" style:parent-style-name="Heading_20_2">
      <style:text-properties style:font-name="Calibri3" fo:font-size="10.5pt" fo:font-weight="bold" officeooo:rsid="003e6f1c" officeooo:paragraph-rsid="003e6f1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7" style:family="paragraph" style:parent-style-name="Heading_20_2">
      <style:text-properties style:font-name="Calibri3" officeooo:paragraph-rsid="003bc8b9"/>
    </style:style>
    <style:style style:name="P58" style:family="paragraph" style:parent-style-name="Heading_20_2">
      <style:text-properties style:font-name="Calibri3" officeooo:paragraph-rsid="00456707"/>
    </style:style>
    <style:style style:name="P59" style:family="paragraph" style:parent-style-name="Heading_20_2">
      <style:text-properties style:font-name="Calibri3" officeooo:paragraph-rsid="003c7ead"/>
    </style:style>
    <style:style style:name="P60" style:family="paragraph" style:parent-style-name="Heading_20_2">
      <style:text-properties style:font-name="Calibri3" fo:font-size="9pt" fo:font-weight="normal" officeooo:rsid="001e1812" officeooo:paragraph-rsid="00456707" style:font-size-asian="9pt" style:font-weight-asian="normal" style:font-size-complex="9pt" style:font-weight-complex="normal"/>
    </style:style>
    <style:style style:name="P61" style:family="paragraph" style:parent-style-name="Heading_20_2">
      <style:text-properties style:font-name="Calibri3" officeooo:paragraph-rsid="00474d45"/>
    </style:style>
    <style:style style:name="P62" style:family="paragraph" style:parent-style-name="Heading_20_2">
      <style:text-properties style:font-name="Calibri" fo:font-size="10.5pt" fo:font-weight="bold" officeooo:rsid="00357f45" officeooo:paragraph-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3" style:family="paragraph" style:parent-style-name="Heading_20_2">
      <style:text-properties officeooo:rsid="00474d45" officeooo:paragraph-rsid="00474d45"/>
    </style:style>
    <style:style style:name="P64" style:family="paragraph" style:parent-style-name="Heading_20_2">
      <style:text-properties officeooo:rsid="0052f637" officeooo:paragraph-rsid="0052f637"/>
    </style:style>
    <style:style style:name="P65" style:family="paragraph" style:parent-style-name="Heading_20_2">
      <style:text-properties officeooo:paragraph-rsid="0063e06b"/>
    </style:style>
    <style:style style:name="P66" style:family="paragraph" style:parent-style-name="Preformatted_20_Text">
      <style:text-properties style:font-name="Bahnschrift Light" fo:font-size="8pt" style:font-size-asian="8pt" style:font-size-complex="8pt"/>
    </style:style>
    <style:style style:name="P67" style:family="paragraph" style:parent-style-name="Preformatted_20_Text">
      <style:paragraph-properties fo:text-align="start" style:justify-single-word="false"/>
      <style:text-properties style:font-name="Bahnschrift Light" fo:font-size="8pt" officeooo:paragraph-rsid="00350115" style:font-size-asian="8pt" style:font-size-complex="8pt"/>
    </style:style>
    <style:style style:name="P68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69" style:family="paragraph" style:parent-style-name="Preformatted_20_Text">
      <style:text-properties style:font-name="Bahnschrift Light" fo:font-size="8pt" officeooo:paragraph-rsid="00606480" style:font-size-asian="8pt" style:font-size-complex="8pt"/>
    </style:style>
    <style:style style:name="P7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name-complex="Courier New1" style:font-size-complex="9pt"/>
    </style:style>
    <style:style style:name="P7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name-complex="Courier New1" style:font-size-complex="9pt"/>
    </style:style>
    <style:style style:name="P7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be741" style:font-size-asian="9pt" style:font-name-complex="Courier New1" style:font-size-complex="9pt"/>
    </style:style>
    <style:style style:name="P7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189b5e" officeooo:paragraph-rsid="001d3346" style:font-size-asian="9pt" style:font-name-complex="Courier New1" style:font-size-complex="9pt"/>
    </style:style>
    <style:style style:name="P74" style:family="paragraph" style:parent-style-name="Standard">
      <style:paragraph-properties fo:margin-top="0.035cm" fo:margin-bottom="0.035cm" style:contextual-spacing="false"/>
      <style:text-properties style:font-name="Calibri3" fo:font-size="9pt" officeooo:rsid="00357f45" officeooo:paragraph-rsid="00363550" style:font-size-asian="9pt" style:font-name-complex="Courier New1" style:font-size-complex="9pt"/>
    </style:style>
    <style:style style:name="P75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363550" style:font-size-asian="9pt" style:font-name-complex="Courier New1" style:font-size-complex="9pt"/>
    </style:style>
    <style:style style:name="P76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311dc7" style:font-size-asian="9pt" style:font-name-complex="Courier New1" style:font-size-complex="9pt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53e896" style:font-size-asian="9pt" style:font-size-complex="9pt"/>
    </style:style>
    <style:style style:name="P78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be741" officeooo:paragraph-rsid="0033bc01" style:font-size-asian="9pt" style:font-style-asian="italic" style:font-name-complex="Courier New1" style:font-size-complex="9pt" style:font-style-complex="italic"/>
    </style:style>
    <style:style style:name="P79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89b5e" officeooo:paragraph-rsid="003bc8b9" style:font-size-asian="9pt" style:font-style-asian="italic" style:font-name-complex="Courier New1" style:font-size-complex="9pt" style:font-style-complex="italic"/>
    </style:style>
    <style:style style:name="P8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style="normal" fo:font-weight="normal" officeooo:rsid="0037f642" officeooo:paragraph-rsid="0045670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1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1" style:font-size-complex="9pt" fo:hyphenate="false" fo:hyphenation-remain-char-count="2" fo:hyphenation-push-char-count="2" loext:hyphenation-no-caps="false"/>
    </style:style>
    <style:style style:name="P83" style:family="paragraph" style:parent-style-name="Standard">
      <style:text-properties style:font-name="Bahnschrift Light" fo:font-size="8pt" style:font-size-asian="8pt" style:font-size-complex="8pt"/>
    </style:style>
    <style:style style:name="P84" style:family="paragraph" style:parent-style-name="Standard">
      <style:text-properties officeooo:paragraph-rsid="0063e06b"/>
    </style:style>
    <style:style style:name="P85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86" style:family="paragraph" style:parent-style-name="Table_20_Contents">
      <style:text-properties fo:font-size="9pt" fo:language="fr" fo:country="FR" fo:font-style="normal" fo:font-weight="bold" officeooo:paragraph-rsid="00474d45" style:font-size-asian="9pt" style:font-style-asian="normal" style:font-weight-asian="bold" style:font-size-complex="9pt" style:font-style-complex="normal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89" style:family="paragraph" style:parent-style-name="Table_20_Contents">
      <style:text-properties style:font-name="Bahnschrift Light" fo:font-size="8pt" officeooo:paragraph-rsid="0031daba" style:font-size-asian="8pt" style:font-size-complex="8pt"/>
    </style:style>
    <style:style style:name="T1" style:family="text">
      <style:text-properties officeooo:rsid="00187db9"/>
    </style:style>
    <style:style style:name="T2" style:family="text">
      <style:text-properties style:font-name="Calibri2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Bahnschrift Light" fo:font-weight="bold" style:font-weight-asian="bold" style:font-weight-complex="bold"/>
    </style:style>
    <style:style style:name="T6" style:family="text">
      <style:text-properties fo:color="#000000" loext:opacity="100%" style:font-name="Calibri3" fo:font-size="9pt" officeooo:rsid="0063e06b" style:font-size-asian="9pt" style:font-size-complex="9pt"/>
    </style:style>
    <style:style style:name="T7" style:family="text">
      <style:text-properties style:use-window-font-color="true" loext:opacity="0%" officeooo:rsid="0016abef"/>
    </style:style>
    <style:style style:name="T8" style:family="text">
      <style:text-properties style:use-window-font-color="true" loext:opacity="0%" style:font-name="Bahnschrift Light" fo:font-size="8pt" style:font-size-asian="8pt" style:font-size-complex="8pt"/>
    </style:style>
    <style:style style:name="T9" style:family="text">
      <style:text-properties style:font-name-complex="Courier New1"/>
    </style:style>
    <style:style style:name="T10" style:family="text">
      <style:text-properties officeooo:rsid="00189b5e" style:font-name-complex="Courier New1"/>
    </style:style>
    <style:style style:name="T11" style:family="text">
      <style:text-properties officeooo:rsid="001be741" style:font-name-complex="Courier New1"/>
    </style:style>
    <style:style style:name="T12" style:family="text">
      <style:text-properties officeooo:rsid="001d3346" style:font-name-complex="Courier New1"/>
    </style:style>
    <style:style style:name="T13" style:family="text">
      <style:text-properties officeooo:rsid="001ee4fa" style:font-name-complex="Courier New1"/>
    </style:style>
    <style:style style:name="T14" style:family="text">
      <style:text-properties officeooo:rsid="002158b6" style:font-name-complex="Courier New1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fo:font-style="italic" style:font-style-asian="italic" style:font-style-complex="italic"/>
    </style:style>
    <style:style style:name="T17" style:family="text">
      <style:text-properties fo:color="#808080" loext:opacity="100%" fo:font-style="italic" officeooo:rsid="003a6be9" style:font-style-asian="italic" style:font-style-complex="italic"/>
    </style:style>
    <style:style style:name="T18" style:family="text">
      <style:text-properties fo:color="#808080" loext:opacity="100%"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808080" loext:opacity="100%" style:font-name="Calibri3" fo:font-size="9pt" style:font-size-asian="9pt" style:font-size-complex="9pt"/>
    </style:style>
    <style:style style:name="T20" style:family="text">
      <style:text-properties fo:color="#808080" loext:opacity="100%" style:font-name="Calibri3" fo:font-size="9pt" officeooo:rsid="0063e06b" style:font-size-asian="9pt" style:font-size-complex="9pt"/>
    </style:style>
    <style:style style:name="T21" style:family="text">
      <style:text-properties fo:color="#808080" loext:opacity="100%" officeooo:rsid="00357f45"/>
    </style:style>
    <style:style style:name="T22" style:family="text">
      <style:text-properties fo:color="#808080" loext:opacity="100%" fo:font-style="normal" fo:font-weight="normal" officeooo:rsid="00357f45" style:font-style-asian="normal" style:font-weight-asian="normal" style:font-style-complex="normal" style:font-weight-complex="normal"/>
    </style:style>
    <style:style style:name="T23" style:family="text">
      <style:text-properties fo:color="#808080" loext:opacity="100%" officeooo:rsid="003a6be9"/>
    </style:style>
    <style:style style:name="T24" style:family="text">
      <style:text-properties fo:color="#808080" loext:opacity="100%" style:font-name="Bahnschrift Light"/>
    </style:style>
    <style:style style:name="T25" style:family="text">
      <style:text-properties fo:color="#808080" loext:opacity="100%" style:font-name="Bahnschrift Light" fo:font-size="8pt" style:font-size-asian="8pt" style:font-size-complex="8pt"/>
    </style:style>
    <style:style style:name="T26" style:family="text">
      <style:text-properties fo:color="#808080" loext:opacity="100%" officeooo:rsid="00606480"/>
    </style:style>
    <style:style style:name="T27" style:family="text">
      <style:text-properties fo:font-size="8pt" officeooo:rsid="0023ca8c" style:font-size-asian="8pt" style:font-size-complex="8pt"/>
    </style:style>
    <style:style style:name="T28" style:family="text">
      <style:text-properties officeooo:rsid="00189b5e"/>
    </style:style>
    <style:style style:name="T29" style:family="text">
      <style:text-properties officeooo:rsid="001a340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a3404" style:font-weight-asian="bold" style:font-weight-complex="bold"/>
    </style:style>
    <style:style style:name="T32" style:family="text">
      <style:text-properties fo:font-weight="bold" officeooo:rsid="00336512" style:font-weight-asian="bold" style:font-weight-complex="bold"/>
    </style:style>
    <style:style style:name="T33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4" style:family="text">
      <style:text-properties style:font-name="Calibri1"/>
    </style:style>
    <style:style style:name="T35" style:family="text">
      <style:text-properties style:font-name="Calibri1" fo:font-size="9pt" officeooo:rsid="003e6f1c" style:font-size-asian="9pt" style:font-size-complex="9pt"/>
    </style:style>
    <style:style style:name="T36" style:family="text">
      <style:text-properties style:font-name="Calibri1" officeooo:rsid="001be741"/>
    </style:style>
    <style:style style:name="T37" style:family="text">
      <style:text-properties style:font-name="Calibri1" officeooo:rsid="001d3346"/>
    </style:style>
    <style:style style:name="T38" style:family="text">
      <style:text-properties style:font-name="Calibri1" officeooo:rsid="001e1812"/>
    </style:style>
    <style:style style:name="T39" style:family="text">
      <style:text-properties style:font-name="Calibri1" officeooo:rsid="002158b6"/>
    </style:style>
    <style:style style:name="T40" style:family="text">
      <style:text-properties style:font-name="Calibri1" officeooo:rsid="0023125b"/>
    </style:style>
    <style:style style:name="T41" style:family="text">
      <style:text-properties style:font-name="Calibri1" fo:font-style="italic" officeooo:rsid="0023125b" style:font-style-asian="italic" style:font-style-complex="italic"/>
    </style:style>
    <style:style style:name="T42" style:family="text">
      <style:text-properties style:font-name="Calibri1" fo:font-style="italic" officeooo:rsid="001be741" style:font-style-asian="italic" style:font-style-complex="italic"/>
    </style:style>
    <style:style style:name="T43" style:family="text">
      <style:text-properties style:font-name="Calibri1" fo:font-style="italic" officeooo:rsid="001d3346" style:font-style-asian="italic" style:font-style-complex="italic"/>
    </style:style>
    <style:style style:name="T44" style:family="text">
      <style:text-properties style:font-name="Calibri1" fo:font-style="italic" officeooo:rsid="00261907" style:font-style-asian="italic" style:font-style-complex="italic"/>
    </style:style>
    <style:style style:name="T45" style:family="text">
      <style:text-properties style:font-name="Calibri1" officeooo:rsid="0025e125"/>
    </style:style>
    <style:style style:name="T46" style:family="text">
      <style:text-properties style:font-name="Calibri1" officeooo:rsid="003e6f1c"/>
    </style:style>
    <style:style style:name="T47" style:family="text">
      <style:text-properties officeooo:rsid="001be741"/>
    </style:style>
    <style:style style:name="T48" style:family="text">
      <style:text-properties style:font-name="Calibri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font-name="Calibri3" fo:font-size="9pt" style:font-size-asian="9pt" style:font-size-complex="9pt"/>
    </style:style>
    <style:style style:name="T51" style:family="text">
      <style:text-properties officeooo:rsid="001d3346"/>
    </style:style>
    <style:style style:name="T52" style:family="text">
      <style:text-properties officeooo:rsid="001e1812"/>
    </style:style>
    <style:style style:name="T53" style:family="text">
      <style:text-properties officeooo:rsid="001ee4fa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1ee4fa" style:font-style-asian="italic" style:font-style-complex="italic"/>
    </style:style>
    <style:style style:name="T56" style:family="text">
      <style:text-properties fo:font-style="italic" officeooo:rsid="00261907" style:font-style-asian="italic" style:font-style-complex="italic"/>
    </style:style>
    <style:style style:name="T57" style:family="text">
      <style:text-properties fo:font-style="italic" officeooo:rsid="001a3404" style:font-style-asian="italic" style:font-style-complex="italic"/>
    </style:style>
    <style:style style:name="T58" style:family="text">
      <style:text-properties officeooo:rsid="0020bdac"/>
    </style:style>
    <style:style style:name="T59" style:family="text">
      <style:text-properties officeooo:rsid="0020e979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36512" style:font-weight-asian="normal" style:font-weight-complex="normal"/>
    </style:style>
    <style:style style:name="T62" style:family="text">
      <style:text-properties fo:font-weight="normal" officeooo:rsid="002c0a74" style:font-weight-asian="normal" style:font-weight-complex="normal"/>
    </style:style>
    <style:style style:name="T63" style:family="text">
      <style:text-properties officeooo:rsid="00223f03"/>
    </style:style>
    <style:style style:name="T64" style:family="text">
      <style:text-properties officeooo:rsid="0023ca8c"/>
    </style:style>
    <style:style style:name="T65" style:family="text">
      <style:text-properties officeooo:rsid="00284da2"/>
    </style:style>
    <style:style style:name="T66" style:family="text">
      <style:text-properties style:font-name="Bahnschrift Light"/>
    </style:style>
    <style:style style:name="T67" style:family="text">
      <style:text-properties style:font-name="Bahnschrift Light" fo:font-size="8pt" style:font-size-asian="8pt" style:font-size-complex="8pt"/>
    </style:style>
    <style:style style:name="T68" style:family="text">
      <style:text-properties officeooo:rsid="002a0ac9"/>
    </style:style>
    <style:style style:name="T69" style:family="text">
      <style:text-properties officeooo:rsid="0031daba"/>
    </style:style>
    <style:style style:name="T70" style:family="text">
      <style:text-properties officeooo:rsid="00350115"/>
    </style:style>
    <style:style style:name="T71" style:family="text">
      <style:text-properties officeooo:rsid="00357f45"/>
    </style:style>
    <style:style style:name="T72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57f45" style:font-style-asian="normal" style:font-weight-asian="normal" style:font-style-complex="normal" style:font-weight-complex="normal"/>
    </style:style>
    <style:style style:name="T75" style:family="text">
      <style:text-properties officeooo:rsid="003a6be9"/>
    </style:style>
    <style:style style:name="T76" style:family="text">
      <style:text-properties officeooo:rsid="003c7ead"/>
    </style:style>
    <style:style style:name="T77" style:family="text">
      <style:text-properties style:font-name-asian="Microsoft YaHei" style:font-name-complex="Lucida Sans"/>
    </style:style>
    <style:style style:name="T78" style:family="text">
      <style:text-properties officeooo:rsid="0037f642" style:font-name-asian="Microsoft YaHei" style:font-name-complex="Lucida Sans"/>
    </style:style>
    <style:style style:name="T79" style:family="text">
      <style:text-properties officeooo:rsid="0042c600"/>
    </style:style>
    <style:style style:name="T80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81" style:family="text">
      <style:text-properties fo:color="#2b3789" loext:opacity="100%" style:font-name="Bahnschrift Light" fo:font-size="8pt" style:font-size-asian="8pt" style:font-size-complex="8pt"/>
    </style:style>
    <style:style style:name="T82" style:family="text">
      <style:text-properties officeooo:rsid="0048fdcc"/>
    </style:style>
    <style:style style:name="T83" style:family="text">
      <style:text-properties officeooo:rsid="004b8f48"/>
    </style:style>
    <style:style style:name="T84" style:family="text">
      <style:text-properties fo:color="#9370db" loext:opacity="100%" style:font-name="Bahnschrift Light" fo:font-size="8pt" style:font-size-asian="8pt" style:font-size-complex="8pt"/>
    </style:style>
    <style:style style:name="T85" style:family="text">
      <style:text-properties officeooo:rsid="0052f637"/>
    </style:style>
    <style:style style:name="T86" style:family="text">
      <style:text-properties officeooo:rsid="0053cc72"/>
    </style:style>
    <style:style style:name="T87" style:family="text">
      <style:text-properties style:font-name="Bahnschrift Light1" fo:font-size="8pt" fo:font-style="normal" officeooo:rsid="0053cc72" style:font-size-asian="8pt" style:font-style-asian="normal" style:font-name-complex="Courier New1" style:font-size-complex="8pt" style:font-style-complex="normal"/>
    </style:style>
    <style:style style:name="T88" style:family="text">
      <style:text-properties style:font-name="Calibri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9" style:family="text">
      <style:text-properties fo:color="#c9211e" loext:opacity="100%"/>
    </style:style>
    <style:style style:name="T90" style:family="text">
      <style:text-properties fo:color="#c9211e" loext:opacity="100%" style:font-name="Bahnschrift Light1" fo:font-size="8pt" fo:font-style="normal" style:font-size-asian="8pt" style:font-style-asian="normal" style:font-name-complex="Courier New1" style:font-size-complex="8pt" style:font-style-complex="normal"/>
    </style:style>
    <style:style style:name="T91" style:family="text">
      <style:text-properties fo:color="#c9211e" loext:opacity="100%" style:font-name="Bahnschrift Light1" fo:font-size="8pt" fo:font-style="normal" officeooo:rsid="0053cc72" style:font-size-asian="8pt" style:font-style-asian="normal" style:font-name-complex="Courier New1" style:font-size-complex="8pt" style:font-style-complex="normal"/>
    </style:style>
    <style:style style:name="T92" style:family="text">
      <style:text-properties fo:color="#c9211e" loext:opacity="100%" style:font-name="Bahnschrift Light1" fo:font-style="normal" officeooo:rsid="00284da2" style:font-style-asian="normal" style:font-name-complex="Courier New1" style:font-style-complex="normal"/>
    </style:style>
    <style:style style:name="T93" style:family="text">
      <style:text-properties fo:color="#8b4513" loext:opacity="100%" style:font-name="Bahnschrift Light1" fo:font-size="8pt" fo:font-style="normal" style:font-size-asian="8pt" style:font-style-asian="normal" style:font-name-complex="Courier New1" style:font-size-complex="8pt" style:font-style-complex="normal"/>
    </style:style>
    <style:style style:name="T94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1" style:font-size-complex="8pt" style:font-style-complex="normal"/>
    </style:style>
    <style:style style:name="T95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1" style:font-size-complex="8pt" style:font-style-complex="normal"/>
    </style:style>
    <style:style style:name="T96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97" style:family="text">
      <style:text-properties style:font-name="Bahnschrift SemiBold" fo:font-weight="bold" style:font-weight-asian="bold" style:font-weight-complex="bold"/>
    </style:style>
    <style:style style:name="T98" style:family="text">
      <style:text-properties officeooo:rsid="005fe659"/>
    </style:style>
    <style:style style:name="T99" style:family="text">
      <style:text-properties officeooo:rsid="00606480"/>
    </style:style>
    <style:style style:name="T100" style:family="text">
      <style:text-properties style:font-name="Bahnschrift Light"/>
    </style:style>
    <style:style style:name="T101" style:family="text">
      <style:text-properties style:font-name="Bahnschrift Light" fo:font-weight="bold" style:font-weight-asian="bold" style:font-weight-complex="bold"/>
    </style:style>
    <style:style style:name="T102" style:family="text">
      <style:text-properties style:font-name="Bahnschrift Light" fo:font-weight="normal" style:font-weight-asian="normal" style:font-weight-complex="normal"/>
    </style:style>
    <style:style style:name="T103" style:family="text">
      <style:text-properties officeooo:rsid="0060860a"/>
    </style:style>
    <style:style style:name="T104" style:family="text">
      <style:text-properties officeooo:rsid="0063e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56" text:outline-level="2">Apache Isis</text:h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44"><text:span text:style-name="T46">Annotations</text:span> <text:span text:style-name="T47">(</text:span><text:span text:style-name="T45">org.apache.isis.applib.annotation</text:span><text:span text:style-name="T47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6"><text:span text:style-name="T9">@Domain</text:span><text:span text:style-name="T14">Service</text:span></text:p>
                  <text:p text:style-name="P18"><text:span text:style-name="T14">t</text:span><text:span text:style-name="T9">ype</text:span></text:p>
                </table:table-cell>
                <table:table-cell table:style-name="Table3.B2" table:number-columns-spanned="2" office:value-type="string">
                  <text:p text:style-name="P39">Indicates a class is a <text:span text:style-name="T39">domain service singleton </text:span><text:span text:style-name="T40">that contributes </text:span><text:span text:style-name="T41">Actions</text:span><text:span text:style-name="T40"> to the application’s menu <text:s/>and/or to the REST backend.</text:span></text:p>
                </table:table-cell>
                <table:covered-table-cell/>
              </table:table-row>
              <table:table-row table:style-name="TableLine2488354100896">
                <table:table-cell table:style-name="Table3.A14" office:value-type="string">
                  <text:p text:style-name="P6"><text:span text:style-name="T9">@Domain</text:span><text:span text:style-name="T14">Service</text:span><text:span text:style-name="T9">Layout</text:span></text:p>
                  <text:p text:style-name="P18"><text:span text:style-name="T14">t</text:span><text:span text:style-name="T9">ype</text:span></text:p>
                </table:table-cell>
                <table:table-cell table:style-name="Table3.B3" table:number-columns-spanned="2" office:value-type="string">
                  <text:p text:style-name="P87">Domain <text:span text:style-name="T39">service</text:span> layout customization. <text:span text:style-name="T86">When present, o</text:span><text:span text:style-name="T75">verridden by </text:span><text:span text:style-name="T94">menubars.layout.xml</text:span></text:p>
                </table:table-cell>
                <table:covered-table-cell/>
              </table:table-row>
              <table:table-row table:style-name="TableLine2488354101984">
                <table:table-cell table:style-name="Table3.A14" office:value-type="string">
                  <text:p text:style-name="P70">@DomainObject</text:p>
                  <text:p text:style-name="P18"><text:span text:style-name="T14">t</text:span><text:span text:style-name="T9">ype</text:span></text:p>
                </table:table-cell>
                <table:table-cell table:style-name="Table3.B4" table:number-columns-spanned="2" office:value-type="string">
                  <text:p text:style-name="P40">Indicates a class that has an identity and is bookmarkable, i<text:span text:style-name="T68">t i</text:span>s either a viewmodel or an entity. <text:span text:style-name="T65">Alternatively implement interfaces </text:span><text:span text:style-name="T96">ViewModel</text:span><text:span text:style-name="T65">, </text:span><text:span text:style-name="T96">ViewModel.CloneableViaSerialization</text:span><text:span text:style-name="T65"> or </text:span><text:span text:style-name="T96">ViewModel.CloneableViaMemento</text:span><text:span text:style-name="T65">.</text:span></text:p>
                </table:table-cell>
                <table:covered-table-cell/>
              </table:table-row>
              <table:table-row table:style-name="TableLine2488354098720">
                <table:table-cell table:style-name="Table3.A14" office:value-type="string">
                  <text:p text:style-name="P70">@DomainObjectLayout</text:p>
                  <text:p text:style-name="P18"><text:span text:style-name="T14">t</text:span><text:span text:style-name="T9">ype</text:span></text:p>
                </table:table-cell>
                <table:table-cell table:style-name="Table3.B5" table:number-columns-spanned="2" office:value-type="string">
                  <text:p text:style-name="P87">Domain object layout customization. <text:span text:style-name="T86">When present, overriden by </text:span></text:p>
                  <text:p text:style-name="P88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3.1">
                <table:table-cell table:style-name="Table3.A6" office:value-type="string">
                  <text:p text:style-name="P7"><text:span text:style-name="T9">@</text:span><text:span text:style-name="T12">Action</text:span></text:p>
                  <text:p text:style-name="P19"><text:span text:style-name="T51">m</text:span>ethod, <text:s/>mixin</text:p>
                </table:table-cell>
                <table:table-cell table:style-name="Table3.B6" office:value-type="string">
                  <text:p text:style-name="P35">Indicates that a method <text:span text:style-name="T29">contributes a</text:span><text:span text:style-name="T37">n </text:span><text:span text:style-name="T44">A</text:span><text:span text:style-name="T43">ction</text:span><text:span text:style-name="T29">.</text:span></text:p>
                  <text:p text:style-name="P35"/>
                  <text:p text:style-name="P85"/>
                  <text:p text:style-name="P85"/>
                  <text:p text:style-name="P85"/>
                  <text:p text:style-name="P85"/>
                  <text:p text:style-name="P37"><text:span text:style-name="T17">right</text:span><text:span text:style-name="T23">: member-support methods</text:span><text:span text:style-name="T75"> </text:span></text:p>
                </table:table-cell>
                <table:table-cell table:style-name="Table3.C6" office:value-type="string">
                  <text:p text:style-name="P68"><text:span text:style-name="T61">@</text:span><text:span text:style-name="T60">Action</text:span><text:span text:style-name="T30"> .. </text:span>placeOrder(X x, Y y, Z z)</text:p>
                  <text:p text:style-name="P68"><text:span text:style-name="T15">boolean</text:span> <text:span text:style-name="T101">hide</text:span>PlaceOrder()</text:p>
                  <text:p text:style-name="P68"><text:span text:style-name="T15">String</text:span> <text:span text:style-name="T101">disable</text:span>PlaceOrder()</text:p>
                  <text:p text:style-name="P68"><text:span text:style-name="T15">boolean</text:span> <text:span text:style-name="T101">hide</text:span>{0|1|2}PlaceOrder(X|Y|Z);</text:p>
                  <text:p text:style-name="P68"><text:span text:style-name="T15">String</text:span> <text:span text:style-name="T5">disable</text:span>{0|1|2}PlaceOrder(X|Y|Z) </text:p>
                  <text:p text:style-name="P68"><text:span text:style-name="T15">String</text:span> <text:span text:style-name="T30">validate</text:span>{0|1|2}PlaceOrder(X|Y|Z)</text:p>
                  <text:p text:style-name="P68"><text:span text:style-name="T15">String</text:span> <text:span text:style-name="T30">validate</text:span>PlaceOrder(X x, Y y, Z z) </text:p>
                  <text:p text:style-name="P69"><text:span text:style-name="T15">Coll..</text:span>&lt;X|Y|Z&gt; <text:span text:style-name="T30">autoComplete</text:span>{0|1|2}PlaceOrder(X|Y|Z, </text:p>
                  <text:p text:style-name="P69"><text:s text:c="30"/>@MinLength(3) <text:span text:style-name="T26">String</text:span><text:span text:style-name="T99"> </text:span>search) <text:span text:style-name="T89">2 args</text:span></text:p>
                  <text:p text:style-name="P68"><text:span text:style-name="T15">Collection</text:span>&lt;X|Y|Z&gt; <text:span text:style-name="T30">choices</text:span>{0|1|2}PlaceOrder(X|Y|Z) </text:p>
                  <text:p text:style-name="P68">X|Y|Z <text:s/><text:span text:style-name="T30">default</text:span>{0|1|2}PlaceOrder() <text:line-break/><text:span text:style-name="T15">String</text:span> <text:span text:style-name="T30">named</text:span>PlaceOrder()</text:p>
                  <text:p text:style-name="P67"><text:span text:style-name="T15">String</text:span> <text:span text:style-name="T33">described</text:span>PlaceOrder()</text:p>
                </table:table-cell>
              </table:table-row>
              <table:table-row table:style-name="TableLine2488354099264">
                <table:table-cell table:style-name="Table3.A14" office:value-type="string">
                  <text:p text:style-name="P7"><text:span text:style-name="T9">@</text:span><text:span text:style-name="T12">Action</text:span><text:span text:style-name="T9">Layout</text:span></text:p>
                  <text:p text:style-name="P19">field, getter, mixin</text:p>
                </table:table-cell>
                <table:table-cell table:style-name="Table3.B7" table:number-columns-spanned="2" office:value-type="string">
                  <text:p text:style-name="P87"><text:span text:style-name="T43">Action</text:span> layout customization. <text:span text:style-name="T86">When present, overriden by </text:span></text:p>
                  <text:p text:style-name="P88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Line2488354088112">
                <table:table-cell table:style-name="Table3.A14" office:value-type="string">
                  <text:p text:style-name="P71">@Property</text:p>
                  <text:p text:style-name="P19">field, getter, mixin</text:p>
                  <text:p text:style-name="P19"/>
                  <text:p text:style-name="P17"><text:span text:style-name="T64">Typically used with </text:span><text:span text:style-name="T27">@lombok.Getter @lombok.Setter</text:span></text:p>
                </table:table-cell>
                <table:table-cell table:style-name="Table3.B8" office:value-type="string">
                  <text:p text:style-name="P36">Indicates that a field or method <text:span text:style-name="T29">contributes a </text:span><text:span text:style-name="T56">P</text:span><text:span text:style-name="T57">roperty</text:span><text:span text:style-name="T29">. </text:span></text:p>
                  <text:p text:style-name="P36"/>
                  <text:p text:style-name="P43"><text:span text:style-name="T16">right</text:span><text:span text:style-name="T15">: member-support methods</text:span> </text:p>
                </table:table-cell>
                <table:table-cell table:style-name="Table3.C8" office:value-type="string">
                  <text:p text:style-name="P68"><text:span text:style-name="T61">@</text:span><text:span text:style-name="T60">Propert</text:span><text:span text:style-name="T62">y .. </text:span><text:span text:style-name="T61">email</text:span><text:span text:style-name="T32">, </text:span><text:span text:style-name="T30">get</text:span>Email(), <text:span text:style-name="T30">set</text:span>Email(); </text:p>
                  <text:p text:style-name="P68"><text:span text:style-name="T15">boolean</text:span> <text:span text:style-name="T30">hide</text:span>Email(); </text:p>
                  <text:p text:style-name="P68"><text:span text:style-name="T15">String</text:span> <text:span text:style-name="T30">disable</text:span>Email(); </text:p>
                  <text:p text:style-name="P68"><text:span text:style-name="T15">String</text:span> <text:span text:style-name="T30">validate</text:span>Email(X); </text:p>
                  <text:p text:style-name="P68"><text:span text:style-name="T15">Collection</text:span>&lt;..&gt; <text:span text:style-name="T30">autoComplete</text:span>Email(), </text:p>
                  <text:p text:style-name="P68"><text:span text:style-name="T15">Collection</text:span>&lt;..&gt; <text:span text:style-name="T30">choices</text:span>Email(); </text:p>
                  <text:p text:style-name="P68"><text:span text:style-name="T15">String</text:span> <text:span text:style-name="T30">named</text:span>Email()</text:p>
                  <text:p text:style-name="P67"><text:span text:style-name="T15">String</text:span> <text:span text:style-name="T33">described</text:span>Email()</text:p>
                </table:table-cell>
              </table:table-row>
              <table:table-row table:style-name="TableLine2488354094096">
                <table:table-cell table:style-name="Table3.A14" office:value-type="string">
                  <text:p text:style-name="P7"><text:span text:style-name="T9">@</text:span><text:span text:style-name="T13">Property</text:span><text:span text:style-name="T9">Layout</text:span></text:p>
                  <text:p text:style-name="P19">field, getter, mixin</text:p>
                </table:table-cell>
                <table:table-cell table:style-name="Table3.B9" table:number-columns-spanned="2" office:value-type="string">
                  <text:p text:style-name="P87"><text:span text:style-name="T42">Property</text:span> layout customization. <text:span text:style-name="T86">When present, overriden by</text:span></text:p>
                  <text:p text:style-name="P88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Line2488354093008">
                <table:table-cell table:style-name="Table3.A14" office:value-type="string">
                  <text:p text:style-name="P7"><text:span text:style-name="T9">@</text:span><text:span text:style-name="T11">Collection</text:span></text:p>
                  <text:p text:style-name="P78">field, getter, mixin</text:p>
                  <text:p text:style-name="P78"/>
                  <text:p text:style-name="P17"><text:span text:style-name="T64">Typically used with </text:span><text:span text:style-name="T27">@lombok.Getter @lombok.Setter</text:span></text:p>
                </table:table-cell>
                <table:table-cell table:style-name="Table3.B10" office:value-type="string">
                  <text:p text:style-name="P35">Indicates that a field or method <text:span text:style-name="T29">contributes a </text:span><text:span text:style-name="T56">C</text:span><text:span text:style-name="T42">ollection</text:span><text:span text:style-name="T36">, meaning a non-scalar property</text:span><text:span text:style-name="T29">.</text:span></text:p>
                  <text:p text:style-name="P35"/>
                  <text:p text:style-name="P43"><text:span text:style-name="T16">right</text:span><text:span text:style-name="T15">: member-support methods</text:span> </text:p>
                </table:table-cell>
                <table:table-cell table:style-name="Table3.C10" office:value-type="string">
                  <text:p text:style-name="P68"><text:span text:style-name="T61">@</text:span><text:span text:style-name="T60">Collection</text:span><text:span text:style-name="T30"> .. </text:span><text:span text:style-name="T61">orders,</text:span><text:span text:style-name="T32"> </text:span>List&lt;Order&gt; <text:span text:style-name="T30">get</text:span>Orders()</text:p>
                  <text:p text:style-name="P68"><text:span text:style-name="T15">boolean</text:span> <text:span text:style-name="T30">hide</text:span>Orders()</text:p>
                  <text:p text:style-name="P68"><text:span text:style-name="T15">String</text:span> <text:span text:style-name="T30">disable</text:span>Orders()</text:p>
                  <text:p text:style-name="P68"><text:span text:style-name="T15">String</text:span> <text:span text:style-name="T30">named</text:span>Orders()</text:p>
                  <text:p text:style-name="P67"><text:span text:style-name="T15">String</text:span> <text:span text:style-name="T30">described</text:span>Orders()</text:p>
                </table:table-cell>
              </table:table-row>
              <table:table-row table:style-name="TableLine2488354099808">
                <table:table-cell table:style-name="Table3.A14" office:value-type="string">
                  <text:p text:style-name="P7"><text:span text:style-name="T9">@</text:span><text:span text:style-name="T11">Collection</text:span><text:span text:style-name="T9">Layout</text:span></text:p>
                  <text:p text:style-name="P19">field, getter, mixin</text:p>
                </table:table-cell>
                <table:table-cell table:style-name="Table3.B11" table:number-columns-spanned="2" office:value-type="string">
                  <text:p text:style-name="P87"><text:span text:style-name="T42">Collection</text:span> layout customization. <text:span text:style-name="T86">Overriden by</text:span></text:p>
                  <text:p text:style-name="P88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Line2488354094640">
                <table:table-cell table:style-name="Table3.A14" office:value-type="string">
                  <text:p text:style-name="P72">@Parameter</text:p>
                  <text:p text:style-name="P8"><text:span text:style-name="T9">@</text:span><text:span text:style-name="T13">MinLength</text:span></text:p>
                  <text:p text:style-name="P19"><text:span text:style-name="T53">p</text:span>arameter</text:p>
                </table:table-cell>
                <table:table-cell table:style-name="Table3.B12" table:number-columns-spanned="2" office:value-type="string">
                  <text:p text:style-name="P41">Action parameter constraint and behavior <text:span text:style-name="T28">customization.</text:span></text:p>
                </table:table-cell>
                <table:covered-table-cell/>
              </table:table-row>
              <table:table-row table:style-name="TableLine2488354086752">
                <table:table-cell table:style-name="Table3.A14" office:value-type="string">
                  <text:p text:style-name="P72">@ParameterLayout</text:p>
                  <text:p text:style-name="P19"><text:span text:style-name="T53">p</text:span><text:span text:style-name="T9">arameter</text:span></text:p>
                </table:table-cell>
                <table:table-cell table:style-name="Table3.B13" table:number-columns-spanned="2" office:value-type="string">
                  <text:p text:style-name="P41">Action parameter <text:span text:style-name="T34">layout</text:span> <text:span text:style-name="T28">customization.</text:span></text:p>
                </table:table-cell>
                <table:covered-table-cell/>
              </table:table-row>
              <table:table-row table:style-name="TableLine2488354090288">
                <table:table-cell table:style-name="Table3.A14" office:value-type="string">
                  <text:p text:style-name="P6"><text:span text:style-name="T9">@Domain.</text:span><text:span text:style-name="T10">Include</text:span></text:p>
                  <text:p text:style-name="P19"><text:span text:style-name="T10">field, </text:span>method</text:p>
                </table:table-cell>
                <table:table-cell table:style-name="Table3.B14" table:number-columns-spanned="2" office:value-type="string">
                  <text:p text:style-name="P34">Indicates that a field or method must contribute to the metamodel.<text:line-break/></text:p>
                </table:table-cell>
                <table:covered-table-cell/>
              </table:table-row>
              <table:table-row table:style-name="TableLine2488354091648">
                <table:table-cell table:style-name="Table3.A15" office:value-type="string">
                  <text:p text:style-name="P6"><text:span text:style-name="T9">@Domain.</text:span><text:span text:style-name="T10">Exclude</text:span></text:p>
                  <text:p text:style-name="P73">@Programmatic</text:p>
                  <text:p text:style-name="P19"><text:span text:style-name="T28">field, </text:span><text:span text:style-name="T10">method, </text:span>type</text:p>
                </table:table-cell>
                <table:table-cell table:style-name="Table3.B15" table:number-columns-spanned="2" office:value-type="string">
                  <text:p text:style-name="P34">Indicates that a field or method must <text:span text:style-name="T31">not</text:span><text:span text:style-name="T29"> </text:span>contribute to the metamodel.</text:p>
                </table:table-cell>
                <table:covered-table-cell/>
              </table:table-row>
            </table:table>
            <text:p text:style-name="P82"/>
          </table:table-cell>
          <table:table-cell table:style-name="Table2.B1" office:value-type="string">
            <table:table table:name="Table7" table:style-name="Table7">
              <table:table-column table:style-name="Table7.A"/>
              <table:table-column table:style-name="Table7.B"/>
              <table:table-header-rows>
                <table:table-row table:style-name="TableLine2488354076144">
                  <table:table-cell table:style-name="Table7.A1" office:value-type="string">
                    <text:p text:style-name="P42">@<text:span text:style-name="T34">HomePage</text:span></text:p>
                    <text:p text:style-name="P27">type</text:p>
                  </table:table-cell>
                  <table:table-cell table:style-name="Table7.B1" office:value-type="string">
                    <text:p text:style-name="P38"><text:span text:style-name="T52">I</text:span>ndicate<text:span text:style-name="T52">s</text:span> which <text:span text:style-name="T52">viewmodel should be used </text:span><text:span text:style-name="T38">to render as homepage</text:span>.</text:p>
                  </table:table-cell>
                </table:table-row>
              </table:table-header-rows>
              <table:table-row table:style-name="TableLine2488354090560">
                <table:table-cell table:style-name="Table7.A2" office:value-type="string">
                  <text:p text:style-name="P42">@Ti<text:span text:style-name="T70">t</text:span>le</text:p>
                  <text:p text:style-name="P79">field, method</text:p>
                </table:table-cell>
                <table:table-cell table:style-name="Table7.B2" office:value-type="string">
                  <text:p text:style-name="P38"><text:span text:style-name="T52">I</text:span>ndicate<text:span text:style-name="T52">s</text:span> which property or properties make up the object title.</text:p>
                </table:table-cell>
              </table:table-row>
              <table:table-row table:style-name="TableLine2488354087296">
                <table:table-cell table:style-name="Table7.A2" office:value-type="string">
                  <text:p text:style-name="P42">@MemberSupport</text:p>
                  <text:p text:style-name="P79">method</text:p>
                </table:table-cell>
                <table:table-cell table:style-name="Table7.B2" office:value-type="string">
                  <text:p text:style-name="P38">Indicates that a method <text:span text:style-name="T53">supports either an </text:span><text:span text:style-name="T55">Action</text:span><text:span text:style-name="T53"> or a </text:span><text:span text:style-name="T55">Property</text:span><text:span text:style-name="T53"> or a </text:span><text:span text:style-name="T55">Collection</text:span><text:span text:style-name="T53">.</text:span></text:p>
                </table:table-cell>
              </table:table-row>
            </table:table>
            <text:h text:style-name="P57" text:outline-level="2">Services <text:span text:style-name="T69">(</text:span><text:span text:style-name="T86">most </text:span><text:span text:style-name="T72">common</text:span><text:span text:style-name="T69">)</text:span></text:h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74">RepositoryService</text:p>
                </table:table-cell>
                <table:table-cell table:style-name="Table4.B1" office:value-type="string">
                  <text:p text:style-name="P52">access to persistence layer</text:p>
                </table:table-cell>
              </table:table-row>
              <table:table-row table:style-name="TableLine2488354096544">
                <table:table-cell table:style-name="Table4.A9" office:value-type="string">
                  <text:p text:style-name="P75">MessageService</text:p>
                </table:table-cell>
                <table:table-cell table:style-name="Table4.B9" office:value-type="string">
                  <text:p text:style-name="P52">UI notifications</text:p>
                </table:table-cell>
              </table:table-row>
              <table:table-row table:style-name="TableLine2488354101440">
                <table:table-cell table:style-name="Table4.A9" office:value-type="string">
                  <text:p text:style-name="P75">FactoryService</text:p>
                </table:table-cell>
                <table:table-cell table:style-name="Table4.B9" office:value-type="string">
                  <text:p text:style-name="P52">object construction</text:p>
                </table:table-cell>
              </table:table-row>
              <table:table-row table:style-name="TableLine2488354095728">
                <table:table-cell table:style-name="Table4.A9" office:value-type="string">
                  <text:p text:style-name="P75">ClockService</text:p>
                </table:table-cell>
                <table:table-cell table:style-name="Table4.B9" office:value-type="string">
                  <text:p text:style-name="P52">provides virtual clock</text:p>
                </table:table-cell>
              </table:table-row>
              <table:table-row table:style-name="TableLine2488354088656">
                <table:table-cell table:style-name="Table4.A9" office:value-type="string">
                  <text:p text:style-name="P75">WrapperFactory</text:p>
                </table:table-cell>
                <table:table-cell table:style-name="Table4.B9" office:value-type="string">
                  <text:p text:style-name="P52">enforce domain rules on domain objects</text:p>
                </table:table-cell>
              </table:table-row>
              <table:table-row table:style-name="TableLine2488354096816">
                <table:table-cell table:style-name="Table4.A9" office:value-type="string">
                  <text:p text:style-name="P75">EventBusService</text:p>
                </table:table-cell>
                <table:table-cell table:style-name="Table4.B9" office:value-type="string">
                  <text:p text:style-name="P52">emit custom events</text:p>
                </table:table-cell>
              </table:table-row>
              <table:table-row table:style-name="TableLine2488354088928">
                <table:table-cell table:style-name="Table4.A9" office:value-type="string">
                  <text:p text:style-name="P75">BookmarkService</text:p>
                </table:table-cell>
                <table:table-cell table:style-name="Table4.B9" office:value-type="string">
                  <text:p text:style-name="P52">bookmark = object identity</text:p>
                </table:table-cell>
              </table:table-row>
              <table:table-row table:style-name="TableLine2488354091104">
                <table:table-cell table:style-name="Table4.A9" office:value-type="string">
                  <text:p text:style-name="P75">InteractionService</text:p>
                </table:table-cell>
                <table:table-cell table:style-name="Table4.B9" office:value-type="string">
                  <text:p text:style-name="P52"><text:span text:style-name="T54">Action</text:span> execution and <text:span text:style-name="T54">Property</text:span> modification</text:p>
                </table:table-cell>
              </table:table-row>
              <table:table-row table:style-name="TableLine2488354089200">
                <table:table-cell table:style-name="Table4.A9" office:value-type="string">
                  <text:p text:style-name="P75">TransactionService</text:p>
                </table:table-cell>
                <table:table-cell table:style-name="Table4.B9" office:value-type="string">
                  <text:p text:style-name="P52">request transactions</text:p>
                </table:table-cell>
              </table:table-row>
              <table:table-row table:style-name="TableLine2488354092192">
                <table:table-cell table:style-name="Table4.A10" office:value-type="string">
                  <text:p text:style-name="P75">MetaModelService</text:p>
                </table:table-cell>
                <table:table-cell table:style-name="Table4.B10" office:value-type="string">
                  <text:p text:style-name="P52">export domain model</text:p>
                </table:table-cell>
              </table:table-row>
            </table:table>
            <text:h text:style-name="P65" text:outline-level="2"><text:span text:style-name="T88">Object</text:span> <text:span text:style-name="T76">Support Methods</text:span></text:h>
            <text:p text:style-name="Standard"><text:span text:style-name="T19">String </text:span><text:span text:style-name="T6">disabled</text:span><text:span text:style-name="T50">()</text:span></text:p>
            <text:p text:style-name="P84"><text:span text:style-name="T19">String </text:span><text:span text:style-name="T6">hidden</text:span><text:span text:style-name="T50">()</text:span></text:p>
            <text:h text:style-name="P65" text:outline-level="2">Layout <text:span text:style-name="T76">Support Methods</text:span></text:h>
            <text:p text:style-name="P10"><text:span text:style-name="T15">String </text:span>title()</text:p>
            <text:p text:style-name="P10"><text:span text:style-name="T15">String </text:span>iconName()</text:p>
            <text:p text:style-name="P10"><text:span text:style-name="T15">String </text:span>cssClass()</text:p>
            <text:p text:style-name="P15"><text:span text:style-name="T15">String </text:span>layout()</text:p>
            <text:h text:style-name="P62" text:outline-level="2">Object Lifecycle Callbacks</text:h>
            <text:p text:style-name="P77"><text:span text:style-name="T22">void</text:span><text:span text:style-name="T74"> </text:span><text:span text:style-name="T73">created</text:span><text:span text:style-name="T74">()</text:span></text:p>
            <text:h text:style-name="Heading_20_2" text:outline-level="2">Entity Lifecycle Callbacks</text:h>
            <text:p text:style-name="P16"><text:span text:style-name="T21">void</text:span><text:span text:style-name="T71"> </text:span>loaded<text:span text:style-name="T71">()</text:span></text:p>
            <text:p text:style-name="P16"><text:span text:style-name="T21">void</text:span><text:span text:style-name="T71"> </text:span>saved<text:span text:style-name="T71">()</text:span></text:p>
            <text:p text:style-name="P16"><text:span text:style-name="T21">void</text:span><text:span text:style-name="T71"> </text:span>saving<text:span text:style-name="T71">()</text:span></text:p>
            <text:p text:style-name="P16"><text:span text:style-name="T21">void</text:span><text:span text:style-name="T71"> </text:span>persisted<text:span text:style-name="T71">()</text:span></text:p>
            <text:p text:style-name="P16"><text:span text:style-name="T21">void</text:span><text:span text:style-name="T71"> </text:span>persisting<text:span text:style-name="T71">()</text:span></text:p>
            <text:p text:style-name="P16"><text:span text:style-name="T21">void</text:span><text:span text:style-name="T71"> </text:span>deleting<text:span text:style-name="T71">()</text:span></text:p>
            <text:p text:style-name="P16"><text:span text:style-name="T21">void</text:span><text:span text:style-name="T71"> </text:span>removing<text:span text:style-name="T71">()</text:span></text:p>
            <text:p text:style-name="P16"><text:span text:style-name="T21">void</text:span><text:span text:style-name="T71"> </text:span>updated<text:span text:style-name="T71">()</text:span></text:p>
            <text:p text:style-name="P31"><text:span text:style-name="T18">void</text:span><text:span text:style-name="T49"> </text:span><text:span text:style-name="T48">updating</text:span><text:span text:style-name="T49">()</text:span></text:p>
            <text:h text:style-name="P58" text:outline-level="2">Error &amp; Exception Handling</text:h>
            <text:p text:style-name="P80">RecoverableException, NonRecoverableExeption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59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1">Number Types</text:p>
                </table:table-cell>
                <table:table-cell table:style-name="Table6.B1" office:value-type="string">
                  <text:p text:style-name="P28">byte, Byte, short, Short, int, Integer, long, Long, float, Float, double, Double, BigInter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1">Boolean Types</text:p>
                </table:table-cell>
                <table:table-cell table:style-name="Table6.B2" office:value-type="string">
                  <text:p text:style-name="P28">boolean, Boolean</text:p>
                </table:table-cell>
              </table:table-row>
              <table:table-row table:style-name="TableLine2488354113680">
                <table:table-cell table:style-name="Table6.A7" office:value-type="string">
                  <text:p text:style-name="P12">Text Types</text:p>
                </table:table-cell>
                <table:table-cell table:style-name="Table6.B3" office:value-type="string">
                  <text:p text:style-name="P29">char, Char<text:span text:style-name="T85">acter</text:span>, String, <text:span text:style-name="T79">Password</text:span></text:p>
                </table:table-cell>
              </table:table-row>
              <table:table-row table:style-name="TableLine2488354110960">
                <table:table-cell table:style-name="Table6.A7" office:value-type="string">
                  <text:p text:style-name="P14">Markup Types</text:p>
                </table:table-cell>
                <table:table-cell table:style-name="Table6.B4" office:value-type="string">
                  <text:p text:style-name="P30">Mark<text:span text:style-name="T83">up, </text:span>AsciiDoc, Markdown</text:p>
                </table:table-cell>
              </table:table-row>
              <table:table-row table:style-name="TableLine2488354115312">
                <table:table-cell table:style-name="Table6.A7" office:value-type="string">
                  <text:p text:style-name="P12">Temportal Types</text:p>
                  <text:p text:style-name="P13"/>
                </table:table-cell>
                <table:table-cell table:style-name="Table6.B5" office:value-type="string">
                  <text:p text:style-name="P81">java.util.Date, java.sql.{Date|Timestamp}</text:p>
                  <text:p text:style-name="P81">java.time.{LocalDate|LocalDateTime} </text:p>
                  <text:p text:style-name="P3"><text:span text:style-name="T78">J</text:span><text:span text:style-name="T77">oda Time (deprecated)</text:span></text:p>
                </table:table-cell>
              </table:table-row>
              <table:table-row table:style-name="TableLine2488354102800">
                <table:table-cell table:style-name="Table6.A7" office:value-type="string">
                  <text:p text:style-name="P12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88354103616">
                <table:table-cell table:style-name="Table6.A7" office:value-type="string">
                  <text:p text:style-name="P14">Collection Types</text:p>
                </table:table-cell>
                <table:table-cell table:style-name="Table6.B7" office:value-type="string">
                  <text:p text:style-name="P5">Collection&lt;T&gt;, List&lt;T&gt;, Set&lt;T&gt;, Can&lt;T&gt;</text:p>
                </table:table-cell>
              </table:table-row>
              <table:table-row table:style-name="TableLine2488354110688">
                <table:table-cell table:style-name="Table6.A8" office:value-type="string">
                  <text:p text:style-name="P12">Additional Types</text:p>
                </table:table-cell>
                <table:table-cell table:style-name="Table6.B8" office:value-type="string">
                  <text:p text:style-name="P4">UUID, LocalResource, <text:span text:style-name="T79">Url, BufferedImage, Blob, Clob, LocalResourcePath</text:span></text:p>
                </table:table-cell>
              </table:table-row>
            </table:table>
            <text:h text:style-name="P60" text:outline-level="2"/>
          </table:table-cell>
          <table:table-cell table:style-name="Table9.B1" office:value-type="string">
            <text:h text:style-name="P63" text:outline-level="2"><text:span text:style-name="T82">New </text:span>Mixin Programming Style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84">@Action</text:span></text:span></text:p>
                  <text:p text:style-name="Preformatted_20_Text"><text:span text:style-name="Source_20_Text"><text:span text:style-name="T84">@RequiredArgsConstructor</text:span></text:span></text:p>
                  <text:p text:style-name="Preformatted_20_Text"><text:span text:style-name="Source_20_Text"><text:span text:style-name="T80">public</text:span></text:span><text:span text:style-name="T67"> </text:span><text:span text:style-name="Source_20_Text"><text:span text:style-name="T81">class</text:span></text:span><text:span text:style-name="T67"> </text:span><text:span text:style-name="Source_20_Text"><text:span text:style-name="T67">Customer_placeOrder {</text:span></text:span></text:p>
                  <text:p text:style-name="P66"/>
                  <text:p text:style-name="Preformatted_20_Text"><text:span text:style-name="Source_20_Text"><text:span text:style-name="T67"><text:s text:c="4"/></text:span></text:span><text:span text:style-name="Source_20_Text"><text:span text:style-name="T81">private</text:span></text:span><text:span text:style-name="T67"> </text:span><text:span text:style-name="Source_20_Text"><text:span text:style-name="T81">final</text:span></text:span><text:span text:style-name="T67"> </text:span><text:span text:style-name="Source_20_Text"><text:span text:style-name="T67">Customer target; </text:span></text:span></text:p>
                  <text:p text:style-name="P66"/>
                  <text:p text:style-name="Preformatted_20_Text"><text:span text:style-name="Source_20_Text"><text:span text:style-name="T67"><text:s text:c="4"/></text:span></text:span><text:span text:style-name="Source_20_Text"><text:span text:style-name="T84">@Value</text:span></text:span><text:span text:style-name="T84"> </text:span><text:span text:style-name="Source_20_Text"><text:span text:style-name="T84">@Accessors</text:span></text:span><text:span text:style-name="Source_20_Text"><text:span text:style-name="T67">(fluent = true) </text:span></text:span></text:p>
                  <text:p text:style-name="Preformatted_20_Text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81">static</text:span></text:span><text:span text:style-name="T81"> </text:span><text:span text:style-name="Source_20_Text"><text:span text:style-name="T81">class</text:span></text:span><text:span text:style-name="T67"> </text:span><text:span text:style-name="Source_20_Text"><text:span text:style-name="T67">Parameters { </text:span></text:span></text:p>
                  <text:p text:style-name="Preformatted_20_Text"><text:span text:style-name="Source_20_Text"><text:span text:style-name="T67"><text:s text:c="8"/>Product product;</text:span></text:span></text:p>
                  <text:p text:style-name="Preformatted_20_Text"><text:span text:style-name="Source_20_Text"><text:span text:style-name="T67"><text:s text:c="8"/>int</text:span></text:span><text:span text:style-name="T67"> </text:span><text:span text:style-name="Source_20_Text"><text:span text:style-name="T67">quantity;</text:span></text:span></text:p>
                  <text:p text:style-name="Preformatted_20_Text"><text:span text:style-name="Source_20_Text"><text:span text:style-name="T67"><text:s text:c="4"/>}</text:span></text:span></text:p>
                  <text:p text:style-name="P66"/>
                  <text:p text:style-name="Preformatted_20_Text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Customer act(</text:span></text:span></text:p>
                  <text:p text:style-name="Preformatted_20_Text"><text:span text:style-name="Source_20_Text"><text:span text:style-name="T67"><text:s text:c="8"/></text:span></text:span><text:span text:style-name="Source_20_Text"><text:span text:style-name="T84">@Parameter</text:span></text:span><text:span text:style-name="Source_20_Text"><text:span text:style-name="T67"> Product product,</text:span></text:span></text:p>
                  <text:p text:style-name="Preformatted_20_Text"><text:span text:style-name="Source_20_Text"><text:span text:style-name="T67"><text:s text:c="8"/></text:span></text:span><text:span text:style-name="Source_20_Text"><text:span text:style-name="T84">@Parameter</text:span></text:span><text:span text:style-name="Source_20_Text"><text:span text:style-name="T67"> int</text:span></text:span><text:span text:style-name="T67"> </text:span><text:span text:style-name="Source_20_Text"><text:span text:style-name="T67">quantity) {</text:span></text:span></text:p>
                  <text:p text:style-name="Preformatted_20_Text"><text:span text:style-name="Source_20_Text"><text:span text:style-name="T67"><text:s text:c="8"/></text:span></text:span><text:span text:style-name="Source_20_Text"><text:span text:style-name="T25">// ...</text:span></text:span></text:p>
                  <text:p text:style-name="Preformatted_20_Text"><text:span text:style-name="Source_20_Text"><text:span text:style-name="T67"><text:s text:c="8"/>return</text:span></text:span><text:span text:style-name="T67"> </text:span><text:span text:style-name="Source_20_Text"><text:span text:style-name="T67">target;</text:span></text:span></text:p>
                  <text:p text:style-name="Preformatted_20_Text"><text:span text:style-name="Source_20_Text"><text:span text:style-name="T67"><text:s text:c="4"/>}</text:span></text:span></text:p>
                  <text:p text:style-name="P66"/>
                  <text:p text:style-name="P23"><text:span text:style-name="Source_20_Text"><text:span text:style-name="T67"><text:s text:c="4"/></text:span></text:span><text:span text:style-name="Source_20_Text"><text:span text:style-name="T25">// supporting methods (no action name reference required)</text:span></text:span></text:p>
                  <text:p text:style-name="Preformatted_20_Text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boolean</text:span></text:span><text:span text:style-name="T67"> </text:span><text:span text:style-name="Source_20_Text"><text:span text:style-name="T67">hide() { ... } </text:span></text:span></text:p>
                  <text:p text:style-name="Preformatted_20_Text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String disable() { ... }</text:span></text:span></text:p>
                  <text:p text:style-name="Preformatted_20_Text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String validate(Parameters params) { ... }</text:span></text:span></text:p>
                  <text:p text:style-name="P66"/>
                  <text:p text:style-name="P23"><text:span text:style-name="Source_20_Text"><text:span text:style-name="T67"><text:s text:c="4"/></text:span></text:span><text:span text:style-name="Source_20_Text"><text:span text:style-name="T25">// parameter supporting methods (exemplified on first parameter)</text:span></text:span></text:p>
                  <text:p text:style-name="Preformatted_20_Text"><text:span text:style-name="Source_20_Text"><text:span text:style-name="T67"><text:s text:c="4"/></text:span></text:span><text:span text:style-name="Source_20_Text"><text:span text:style-name="T81">public</text:span></text:span><text:span text:style-name="T81"> </text:span><text:span text:style-name="Source_20_Text"><text:span text:style-name="T8">boolean</text:span></text:span><text:span text:style-name="T67"> </text:span><text:span text:style-name="Source_20_Text"><text:span text:style-name="T67">hideProduct(Parameters params) { ... } </text:span></text:span></text:p>
                  <text:p text:style-name="Standard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String disableProduct(Parameters params) { ... }</text:span></text:span></text:p>
                  <text:p text:style-name="Standard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String validateProduct(Parameters params) { ... }</text:span></text:span></text:p>
                  <text:p text:style-name="Standard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Collection&lt;Product&gt; choicesProduct(Parameters params){ ... }</text:span></text:span></text:p>
                  <text:p text:style-name="P24"><text:span text:style-name="Source_20_Text"><text:span text:style-name="T67"><text:s text:c="3"/></text:span></text:span><text:span text:style-name="Source_20_Text"><text:span text:style-name="T25"><text:s/>// note: additional search parameter required</text:span></text:span></text:p>
                  <text:p text:style-name="P33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Collection&lt;Product&gt; autoCompleteProduct(</text:span></text:span></text:p>
                  <text:p text:style-name="P33"><text:span text:style-name="Source_20_Text"><text:span text:style-name="T67"><text:s text:c="10"/>Parameters params, String search) { ... } </text:span></text:span></text:p>
                  <text:p text:style-name="Standard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Product defaultProduct(Parameters params) { ... }</text:span></text:span></text:p>
                  <text:p text:style-name="P83"/>
                  <text:p text:style-name="P20"><text:span text:style-name="Source_20_Text"><text:span text:style-name="T66"><text:s text:c="4"/></text:span></text:span><text:span text:style-name="Source_20_Text"><text:span text:style-name="T24">// parameter supporting methods (exemplified on second parameter)</text:span></text:span></text:p>
                  <text:p text:style-name="Standard"><text:span text:style-name="Source_20_Text"><text:span text:style-name="T67"><text:s text:c="4"/></text:span></text:span><text:span text:style-name="Source_20_Text"><text:span text:style-name="T81">public</text:span></text:span><text:span text:style-name="T67"> </text:span><text:span text:style-name="Source_20_Text"><text:span text:style-name="T67">boolean</text:span></text:span><text:span text:style-name="T67"> </text:span><text:span text:style-name="Source_20_Text"><text:span text:style-name="T67">hideQuantity(Parameters params) { ... } </text:span></text:span></text:p>
                  <text:p text:style-name="P23"><text:span text:style-name="Source_20_Text"><text:span text:style-name="T67"><text:s text:c="4"/></text:span></text:span><text:span text:style-name="Source_20_Text"><text:span text:style-name="T25">// ...</text:span></text:span></text:p>
                  <text:p text:style-name="Standard"><text:span text:style-name="Source_20_Text"><text:span text:style-name="T67">}</text:span></text:span></text:p>
                </table:table-cell>
              </table:table-row>
            </table:table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64" text:outline-level="2">Spring Framework (5.x)</text:h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48">Spring <text:span text:style-name="T35">Annotations </text:span>and Standard API</text:p>
                </table:table-cell>
                <table:covered-table-cell/>
              </table:table-row>
              <table:table-row table:style-name="TableLine2488354111504">
                <table:table-cell table:style-name="Table8.A7" office:value-type="string">
                  <text:p text:style-name="P26">@SpringBootApplication @SpringBootTest @Configuration @Import @ComponentScan</text:p>
                </table:table-cell>
                <table:table-cell table:style-name="Table8.B7" office:value-type="string">
                  <text:p text:style-name="P51">Bootstrapping</text:p>
                </table:table-cell>
              </table:table-row>
              <table:table-row table:style-name="TableLine2488354110416">
                <table:table-cell table:style-name="Table8.A7" office:value-type="string">
                  <text:p text:style-name="P26">@Component @Service @Repository</text:p>
                </table:table-cell>
                <table:table-cell table:style-name="Table8.B7" office:value-type="string">
                  <text:p text:style-name="P26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88354104704">
                <table:table-cell table:style-name="Table8.A7" office:value-type="string">
                  <text:p text:style-name="P26">@EventListener</text:p>
                </table:table-cell>
                <table:table-cell table:style-name="Table8.B7" office:value-type="string">
                  <text:p text:style-name="P26"><text:span text:style-name="T58">M</text:span>arks a method as a listener for application events. </text:p>
                  <text:p text:style-name="P49"><text:span text:style-name="T103">Domain </text:span>Events <text:span text:style-name="T60">.. subscribe using Spring’s @EventListener</text:span></text:p>
                  <text:p text:style-name="P21">@DomainObject(xxxLifecycleEvent=….)</text:p>
                  <text:p text:style-name="P21">@DomainObjectLayout(xxxUiEvent=….)</text:p>
                  <text:p text:style-name="P22">@Action(domainEvent=….) </text:p>
                  <text:p text:style-name="P22">@Property(domainEvent=…) </text:p>
                  <text:p text:style-name="P22">@Collection(domainEvent=…)</text:p>
                </table:table-cell>
              </table:table-row>
              <table:table-row table:style-name="TableLine2488354118032">
                <table:table-cell table:style-name="Table8.A7" office:value-type="string">
                  <text:p text:style-name="P26">@org.springframework.lang.Nullable</text:p>
                </table:table-cell>
                <table:table-cell table:style-name="Table8.B7" office:value-type="string">
                  <text:p text:style-name="P26">declare<text:span text:style-name="T59">s</text:span> that annotated elements can be <text:span text:style-name="Source_20_Text"><text:span text:style-name="T66">null</text:span></text:span> </text:p>
                </table:table-cell>
              </table:table-row>
              <table:table-row table:style-name="TableLine2488354118304">
                <table:table-cell table:style-name="Table8.A7" office:value-type="string">
                  <text:p text:style-name="P76">@javax.inject.Inject</text:p>
                  <text:p text:style-name="P76">@Autowired</text:p>
                </table:table-cell>
                <table:table-cell table:style-name="Table8.B7" office:value-type="string">
                  <text:p text:style-name="P50">Marks a constructor, field, setter method, or config method as to be autowired by Spring's dependency injection facilities. </text:p>
                </table:table-cell>
              </table:table-row>
              <table:table-row table:style-name="TableLine2488354107696">
                <table:table-cell table:style-name="Table8.A7" office:value-type="string">
                  <text:p text:style-name="P9">@PostConstruct </text:p>
                </table:table-cell>
                <table:table-cell table:style-name="Table8.B7" office:value-type="string">
                  <text:p text:style-name="P26"><text:span text:style-name="T63">Marks a method to be </text:span>executed after dependency injection is done to perform any initialization.</text:p>
                </table:table-cell>
              </table:table-row>
              <table:table-row table:style-name="TableLine2488354103344">
                <table:table-cell table:style-name="Table8.A8" office:value-type="string">
                  <text:p text:style-name="P9">@PreDestroy</text:p>
                </table:table-cell>
                <table:table-cell table:style-name="Table8.B8" office:value-type="string">
                  <text:p text:style-name="P26"><text:span text:style-name="T63">Marks a method as a listener for </text:span>notification that the instance is in the process of being removed by the container .</text:p>
                </table:table-cell>
              </table:table-row>
            </table:table>
            <text:p text:style-name="P25"/>
          </table:table-cell>
          <table:table-cell table:style-name="Table5.B1" office:value-type="string">
            <text:h text:style-name="P61" text:outline-level="2">Entity <text:span text:style-name="T98">and </text:span>Viewmodel <text:span text:style-name="T98">A</text:span>nnotations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86">JPA Entities (javax.persistence)</text:p>
                </table:table-cell>
              </table:table-row>
              <table:table-row table:style-name="TableLine2488354108240">
                <table:table-cell table:style-name="Table10.A2" office:value-type="string">
                  <text:p text:style-name="P45">@Entity @Table @NamedQueries @Id @Version @Column @Transient</text:p>
                </table:table-cell>
              </table:table-row>
              <table:table-row table:style-name="TableLine2488354119120">
                <table:table-cell table:style-name="Table10.A3" office:value-type="string">
                  <text:p text:style-name="P46">JDO Entities (javax.jdo.annotation)</text:p>
                </table:table-cell>
              </table:table-row>
              <table:table-row table:style-name="TableLine2488354104160">
                <table:table-cell table:style-name="Table10.A5" office:value-type="string">
                  <text:p text:style-name="P47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88354112320">
                <table:table-cell table:style-name="Table10.A5" office:value-type="string">
                  <text:p text:style-name="P46">JAXB View Models (javax.xml.bind.annotation)</text:p>
                </table:table-cell>
              </table:table-row>
              <table:table-row table:style-name="TableLine2488354112592">
                <table:table-cell table:style-name="Table10.A6" office:value-type="string">
                  <text:p text:style-name="P47">@XmRootElement; @XmlType</text:p>
                  <text:p text:style-name="P47">@XmlAccessorType; @XmlTransient</text:p>
                  <text:p text:style-name="P47">referenced entities: @XmlJavaTypeAdapter(PersistentEntityAdapter.class)</text:p>
                </table:table-cell>
              </table:table-row>
            </table:table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2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1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2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09:46:54.404000000</meta:creation-date>
    <dc:date>2021-08-31T08:10:51.802000000</dc:date>
    <meta:editing-duration>PT4H25M3S</meta:editing-duration>
    <meta:editing-cycles>55</meta:editing-cycles>
    <meta:generator>LibreOffice/7.2.0.4$Windows_X86_64 LibreOffice_project/9a9c6381e3f7a62afc1329bd359cc48accb6435b</meta:generator>
    <meta:document-statistic meta:table-count="11" meta:image-count="0" meta:object-count="0" meta:page-count="2" meta:paragraph-count="219" meta:word-count="820" meta:character-count="7287" meta:non-whitespace-character-count="6476"/>
  </office:meta>
</office:document-meta>
</file>